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853f" officeooo:paragraph-rsid="0008853f"/>
    </style:style>
    <style:style style:name="P2" style:family="paragraph" style:parent-style-name="Standard">
      <style:paragraph-properties fo:text-align="end" style:justify-single-word="false"/>
      <style:text-properties fo:font-weight="bold" officeooo:rsid="0008853f" officeooo:paragraph-rsid="0008853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853f" officeooo:paragraph-rsid="0008853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a77f9" officeooo:paragraph-rsid="000a77f9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8853f" officeooo:paragraph-rsid="0008853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a77f9" officeooo:paragraph-rsid="000a77f9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bdf90" officeooo:paragraph-rsid="000bdf90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e4ee0" officeooo:paragraph-rsid="000e4ee0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f8a60" officeooo:paragraph-rsid="000f8a60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07c1e" officeooo:paragraph-rsid="00107c1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2b843" officeooo:paragraph-rsid="0012b843" style:font-style-asian="normal" style:font-style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147a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rdi 3 novembre 2020</text:p>
      <text:p text:style-name="P2"/>
      <text:p text:style-name="P3"/>
      <text:p text:style-name="P3"/>
      <text:p text:style-name="P5">Module 2</text:p>
      <text:p text:style-name="P5"/>
      <text:p text:style-name="P1"><text:span text:style-name="T1">On utilise dans l’ordre de &lt;h1&gt; à &lt;h6&gt;.</text:span></text:p>
      <text:p text:style-name="P1"><text:span text:style-name="T1"/></text:p>
      <text:p text:style-name="P4"><text:span text:style-name="T2">Projet: Les darons codeurs </text:span></text:p>
      <text:p text:style-name="P4"><text:span text:style-name="T2"/></text:p>
      <text:p text:style-name="P6"><text:span text:style-name="T2">&lt;h1&gt; Les darons codeurs</text:span></text:p>
      <text:p text:style-name="P6"><text:span text:style-name="T2"><text:tab/>&lt;h2&gt; Présentation<text:line-break/><text:tab/>&lt;h2&gt; Nos services</text:span></text:p>
      <text:p text:style-name="P6"><text:span text:style-name="T2"><text:tab/>&lt;h2&gt; Notre équipe</text:span></text:p>
      <text:p text:style-name="P6"><text:span text:style-name="T2"><text:tab/><text:tab/>&lt;h3&gt; Développeurs</text:span></text:p>
      <text:p text:style-name="P6"><text:span text:style-name="T2"><text:tab/><text:tab/>&lt;h3&gt; Commerciaux</text:span></text:p>
      <text:p text:style-name="P6"><text:span text:style-name="T2"><text:tab/><text:tab/>&lt;h3&gt; Graphiste</text:span></text:p>
      <text:p text:style-name="P6"><text:span text:style-name="T2"><text:tab/>&lt;h2&gt; Nos locaux </text:span></text:p>
      <text:p text:style-name="P6"><text:span text:style-name="T2"/></text:p>
      <text:p text:style-name="P7"><text:span text:style-name="T2">Le tiret ( - ) peut être interprété comme «moins» donc à éviter dans les titres etc , privilégier les deux points (:) </text:span></text:p>
      <text:p text:style-name="P8"><text:span text:style-name="T2"/></text:p>
      <text:p text:style-name="P8"><text:span text:style-name="T2">bmp: bitmap</text:span></text:p>
      <text:p text:style-name="P8"><text:span text:style-name="T2">gif : 256 couleurs + transparence</text:span></text:p>
      <text:p text:style-name="P8"><text:span text:style-name="T2">jpeg : 16,7 millions de couleurs + compressé <text:s/></text:span></text:p>
      <text:p text:style-name="P8"><text:span text:style-name="T2">png : 16,7 millions de couleurs + transparence</text:span></text:p>
      <text:p text:style-name="P8"><text:span text:style-name="T2"/></text:p>
      <text:p text:style-name="P9"><text:span text:style-name="T2">href = http reference</text:span></text:p>
      <text:p text:style-name="P10"><text:span text:style-name="T2"># = éléments dont l’id est : </text:span><text:span text:style-name="T3">exemple : &lt;a href #</text:span></text:p>
      <text:p text:style-name="P11"><text:span text:style-name="T3">t</text:span><text:span text:style-name="T2">r&gt;td*3 pour créer en &lt;tr&gt; 3 balise &lt;td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11:28.169056933</meta:creation-date>
    <dc:date>2020-11-03T16:58:07.934118760</dc:date>
    <meta:editing-duration>PT2H26M28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10" meta:character-count="606" meta:non-whitespace-character-count="500"/>
  </office:meta>
</office:document-meta>
</file>